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3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orge Jacob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2 April 1872</text:p>
      <text:p text:style-name="P5">Month<text:tab/><text:tab/><text:tab/><text:tab/><text:tab/><text:tab/>April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of the manuscript is also available in Box 19, FF 9.</text:p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Page 1]</text:p>
      <text:p text:style-name="P3">1320 Franklin Street/</text:p>
      <text:p text:style-name="P3">April 12(/)1872/</text:p>
      <text:p text:style-name="P2">Revd. S. Morais/</text:p>
      <text:p text:style-name="P2">My dear Sir/</text:p>
      <text:p text:style-name="P2"><text:tab/>I have just returned home/ &amp; received your note of this day./</text:p>
      <text:p text:style-name="P2"><text:span text:style-name="T1"><text:tab/>Being truly and sincerely/ anxious to do all I can to lighten,/ if possible, your weight of trouble, it/ would not indite a word that might/ pain you, but in the vicarious service/ performed for you on the 3</text:span><text:span text:style-name="T2">rd</text:span><text:span text:style-name="T1"> Instant,/ I felt it was but what you would/ have done for me, had the case been / reversed./</text:span></text:p>
      <text:p text:style-name="P2"><text:tab/>Do not therefore deprive/ me of the satisfaction, which is reward/ enough, of having officiated for a/ brother-laborer in his hour of sorrow,/ &amp; be assured that although I cannot/ accept your enclosure, it does/ not lessen my appreciation of/ the kindly motives which led thereto./</text:p>
      <text:p text:style-name="P2"/>
      <text:p text:style-name="P2">[Page 2]</text:p>
      <text:p text:style-name="P2"><text:tab/>With the fervent prayer that/ our Heavenly Father, will be/ with you &amp; yours, &amp; assuage the/ pain of the wound he has so/ recently inflicted,/</text:p>
      <text:p text:style-name="P2"><text:tab/><text:tab/>Believe me,/</text:p>
      <text:p text:style-name="P2"><text:tab/><text:tab/>Very Truly &amp; Sincerely Yours/</text:p>
      <text:p text:style-name="P2"><text:tab/><text:tab/><text:tab/>George Jacobs/</text:p>
      <text:p text:style-name="P2"><text:soft-page-break/>I trust to see you tomorrow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8T10:05:28</meta:creation-date>
    <dc:date>2012-03-21T15:34:12.95</dc:date>
    <dc:language>en-US</dc:language>
    <meta:editing-cycles>3</meta:editing-cycles>
    <meta:editing-duration>PT00H08M38S</meta:editing-duration>
    <meta:document-statistic meta:table-count="0" meta:image-count="0" meta:object-count="0" meta:page-count="3" meta:paragraph-count="75" meta:word-count="353" meta:character-count="2282"/>
    <dc:creator>Penn Libraries</dc:creator>
    <meta:user-defined meta:name="Info 1"/>
    <meta:user-defined meta:name="Info 2"/>
    <meta:user-defined meta:name="Info 3"/>
    <meta:user-defined meta:name="Info 4"/>
  </office:meta>
</office:document-meta>
</file>